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master-page-name="Standard">
      <style:paragraph-properties fo:margin-top="0.1665in" fo:margin-bottom="0.1665in" loext:contextual-spacing="false" fo:line-height="100%" style:page-number="1"/>
    </style:style>
    <style:style style:name="P3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ел.: +7-000 000 00 18<text:line-break/>Email: example18@gmail.com<text:line-break/>Образование: Высшее</text:p>
      <text:list xml:id="list1860150556" text:style-name="WWNum5">
        <text:list-item>
          <text:p text:style-name="P3">2007 – 2012, Казахский национальный университет искусств, факультет «Актерское мастерство».</text:p>
        </text:list-item>
        <text:list-item>
          <text:p text:style-name="P5">2013 – 2015, Школа театрального мастерства, курс «Режиссура и драматургия».</text:p>
        </text:list-item>
      </text:list>
      <text:p text:style-name="P1">Сертификаты:<text:line-break/>✔️ «Театральная режиссура», ГИТИС, 2016 г.<text:line-break/>✔️ «Методология театрального обучения», Академия театра, 2018 г.<text:line-break/>✔️ «Актерское мастерство для театра и кино», Московская школа актеров, 2020 г.</text:p>
      <text:p text:style-name="P1">Опыт работы:</text:p>
      <text:list xml:id="list1859756890" text:style-name="WWNum1">
        <text:list-item>
          <text:p text:style-name="P4"><text:span text:style-name="T1">Актер в театре «Театр нового времени», 2012 – 2016 гг.</text:span></text:p>
        </text:list-item>
      </text:list>
      <text:list xml:id="list1049534178" text:style-name="WWNum2">
        <text:list-item>
          <text:p text:style-name="P7">Участие в различных постановках, работа с режиссерами и сценографами.</text:p>
        </text:list-item>
      </text:list>
      <text:list xml:id="list971765476" text:style-name="WWNum9">
        <text:list-item>
          <text:p text:style-name="P8"><text:span text:style-name="T1">Режиссер-постановщик в театре «ГлобалТеатр», 2016 – 2020 гг.</text:span></text:p>
        </text:list-item>
      </text:list>
      <text:list xml:id="list2971100356" text:style-name="WWNum6">
        <text:list-item>
          <text:p text:style-name="P9">Постановка спектаклей, работа с актерами, создание театральных концепций.</text:p>
        </text:list-item>
      </text:list>
      <text:list xml:id="list3569805019" text:style-name="WWNum4">
        <text:list-item>
          <text:p text:style-name="P10"><text:span text:style-name="T1">Преподаватель актерского мастерства в театральной школе, 2020 – 2023 гг.</text:span></text:p>
        </text:list-item>
      </text:list>
      <text:list xml:id="list335924840" text:style-name="WWNum3">
        <text:list-item>
          <text:p text:style-name="P11">Обучение студентов основам актерского мастерства, постановка учебных спектаклей.</text:p>
        </text:list-item>
      </text:list>
      <text:list xml:id="list1569081377" text:style-name="WWNum7">
        <text:list-item>
          <text:p text:style-name="P12"><text:span text:style-name="T1">Режиссер театра и кино (фриланс)</text:span>, 2023 – настоящее время.</text:p>
        </text:list-item>
      </text:list>
      <text:list xml:id="list2901805979" text:style-name="WWNum8">
        <text:list-item>
          <text:p text:style-name="P6">Работа с театральными и кино-проектами, постановка спектаклей и короткометражных фильмов.</text:p>
        </text:list-item>
      </text:list>
      <text:p text:style-name="P1">Семейное положение: Замужем, один ребенок.<text:line-break/>Обо мне: Творческий и вдохновляющий человек, люблю делиться своими знаниями и опытом с молодыми талантам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154" meta:character-count="1162" meta:non-whitespace-character-count="1026"/>
    <meta:generator>LibreOfficeDev/6.0.5.2$Linux_X86_64 LibreOffice_project/</meta:generator>
  </office:meta>
</office:document-meta>
</file>